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236" officeooo:paragraph-rsid="001d1236"/>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d1236" officeooo:paragraph-rsid="001d1236" style:font-weight-asian="bold" style:font-weight-complex="bold"/>
    </style:style>
    <style:style style:name="T1" style:family="text">
      <style:text-properties officeooo:rsid="001d1236"/>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ejandro Martínez Peregrina.</text:p>
      <text:p text:style-name="Standard"/>
      <text:p text:style-name="P2">Question<text:span text:style-name="T1">s</text:span></text:p>
      <text:p text:style-name="Standard"/>
      <text:p text:style-name="P2">Explanation of the approach taken:</text:p>
      <text:p text:style-name="P1">I have never worked with backtracking algorithms, but I’ve used it in this project, so I have been studying searching on Internet and reading Books like “PHP 7 Data Structures and Algorithm”.</text:p>
      <text:p text:style-name="P1"/>
      <text:p text:style-name="P1">Is probably the best approach that could be used to solve the puzzle.</text:p>
      <text:p text:style-name="P2"/>
      <text:p text:style-name="P2">Lessons learnt:</text:p>
      <text:p text:style-name="P1">- Theory about backtracking algorithms.</text:p>
      <text:p text:style-name="P1">- Some other resources I’ve never used like Generators</text:p>
      <text:p text:style-name="Standard"/>
      <text:p text:style-name="P2">What Went Well:</text:p>
      <text:p text:style-name="P1">I think data structure I have choosen is the better that I could consider, because it’s simplicity. The puzzle is not tested because I wasn’t time until the submission time, but I think I’ve done using a clean code, locating and writing Classes to make the Solver will work in the future. </text:p>
      <text:p text:style-name="Standard"/>
      <text:p text:style-name="P2">Even Better If:</text:p>
      <text:p text:style-name="P1">If I introduce Dependency Injection, using some third party tools (obtaining from Composer, like some Symfony components…). In the future modelate into specific directories according to an Hexagonal Architecture (using the tactical part of DDD). And some other refactors, creating some other services to do a better Single Responsability of classes.</text:p>
      <text:p text:style-name="Standard"/>
      <text:p text:style-name="P2">How could you improve the algorithm in the future:</text:p>
      <text:p text:style-name="P1">Probably finishing the iterative process using Generators. And finding some restrictions to limit the backtracking algorithm.</text:p>
      <text:p text:style-name="Standard"/>
      <text:p text:style-name="Standard"><text:span text:style-name="T2">How long did you spend solving this problem?</text:span>:</text:p>
      <text:p text:style-name="P1">Honestly, I’m unexperienced in this field (complex algorithms), so I’ve been doing the project during two days (all the time you give me). I wait yor feedback to improve the code.</text:p>
      <text:p text:style-name="P1"/>
      <text:p text:style-name="P1">Thank you for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5:14:15.380727967</meta:creation-date>
    <dc:date>2019-01-10T15:29:58.429864363</dc:date>
    <meta:editing-duration>PT33S</meta:editing-duration>
    <meta:editing-cycles>1</meta:editing-cycles>
    <meta:document-statistic meta:table-count="0" meta:image-count="0" meta:object-count="0" meta:page-count="1" meta:paragraph-count="17" meta:word-count="247" meta:character-count="1525" meta:non-whitespace-character-count="1294"/>
    <meta:generator>LibreOffice/6.0.7.3$Linux_X86_64 LibreOffice_project/00m0$Build-3</meta:generator>
  </office:meta>
</office:document-meta>
</file>